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80000041DB6DDAF83551CBB28.png" manifest:media-type="image/png"/>
  <manifest:file-entry manifest:full-path="Pictures/100000010000036E000003B71896CBAD906F349B.png" manifest:media-type="image/png"/>
  <manifest:file-entry manifest:full-path="Pictures/100000010000026A00000249FC5241DE03615B32.png" manifest:media-type="image/png"/>
  <manifest:file-entry manifest:full-path="Pictures/10000001000007380000041DF2FF4BAF6E0B216F.png" manifest:media-type="image/png"/>
  <manifest:file-entry manifest:full-path="Pictures/100000010000026D00000249D81323178EEE58F8.png" manifest:media-type="image/png"/>
  <manifest:file-entry manifest:full-path="Pictures/100000000000036E000003B79A729D60749EBD60.png" manifest:media-type="image/png"/>
  <manifest:file-entry manifest:full-path="Pictures/10000001000002650000024DF76BAA520EE5F1B1.png" manifest:media-type="image/png"/>
  <manifest:file-entry manifest:full-path="Pictures/10000001000007380000041D1C2B0120DB449E27.png" manifest:media-type="image/png"/>
  <manifest:file-entry manifest:full-path="Pictures/1000000100000363000003379E8313553BF071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97cm, 0cm, 11.413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009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54cm, 22.297cm, 11.712cm, 20.97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1cm, 0cm, 1.447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901cm, 22.297cm, 6.095cm, 20.979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28cm, 0cm, 6.088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85cm, 22.297cm, 10.588cm, 20.979cm)" draw:image-opacity="100%" style:mirror="none"/>
    </style:style>
    <style:style style:name="pr1" style:family="presentation" style:parent-style-name="Default-outline1">
      <style:graphic-properties draw:stroke="dash" draw:stroke-dash="Double_20_Dash" svg:stroke-color="#000000"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9.395cm" svg:height="1.395cm" svg:x="1.27cm" svg:y="1.905cm" presentation:class="outline" presentation:user-transformed="true">
          <draw:text-box>
            <text:list text:style-name="L1">
              <text:list-header>
                <text:p>ICN. Análisis con 5<text:span text:style-name="T1">σ</text:span></text:p>
              </text:list-header>
            </text:list>
          </draw:text-box>
        </draw:frame>
        <draw:frame draw:style-name="gr1" draw:text-style-name="P2" draw:layer="layout" svg:width="14.05cm" svg:height="2.917cm" svg:x="0.555cm" svg:y="7.62cm">
          <draw:image xlink:href="Pictures/1000000100000363000003379E8313553BF07101.png" xlink:type="simple" xlink:show="embed" xlink:actuate="onLoad" draw:mime-type="image/png">
            <text:p/>
          </draw:image>
        </draw:frame>
        <draw:frame draw:style-name="gr2" draw:text-style-name="P2" draw:layer="layout" svg:width="14.05cm" svg:height="2.918cm" svg:x="0.555cm" svg:y="11.052cm">
          <draw:image xlink:href="Pictures/1000000100000363000003379E8313553BF07101.png" xlink:type="simple" xlink:show="embed" xlink:actuate="onLoad" draw:mime-type="image/png">
            <text:p/>
          </draw:image>
        </draw:frame>
        <draw:frame draw:style-name="gr3" draw:text-style-name="P2" draw:layer="layout" svg:width="3.174cm" svg:height="2.539cm" svg:x="24.13cm" svg:y="0.636cm">
          <draw:image xlink:href="Pictures/10000001000007380000041D1C2B0120DB449E27.png" xlink:type="simple" xlink:show="embed" xlink:actuate="onLoad" draw:mime-type="image/png">
            <text:p/>
          </draw:image>
        </draw:frame>
        <draw:frame draw:style-name="gr4" draw:text-style-name="P2" draw:layer="layout" svg:width="11.235cm" svg:height="10.795cm" svg:x="15.24cm" svg:y="4.445cm">
          <draw:image xlink:href="Pictures/10000001000002650000024DF76BAA520EE5F1B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2" draw:layer="layout" svg:width="11.364cm" svg:height="10.422cm" svg:x="0.701cm" svg:y="4.445cm">
          <draw:image xlink:href="Pictures/100000000000036E000003B79A729D60749EBD60.png" xlink:type="simple" xlink:show="embed" xlink:actuate="onLoad" draw:mime-type="image/png">
            <text:p/>
          </draw:image>
        </draw:frame>
        <draw:frame draw:style-name="gr4" draw:text-style-name="P2" draw:layer="layout" svg:width="11.327cm" svg:height="10.67cm" svg:x="16.51cm" svg:y="4.57cm">
          <draw:image xlink:href="Pictures/100000010000026D00000249D81323178EEE58F8.png" xlink:type="simple" xlink:show="embed" xlink:actuate="onLoad" draw:mime-type="image/png">
            <text:p/>
          </draw:image>
        </draw:frame>
        <draw:frame draw:style-name="gr7" draw:text-style-name="P2" draw:layer="layout" svg:width="3.174cm" svg:height="4.444cm" svg:x="12.701cm" svg:y="6.351cm">
          <draw:image xlink:href="Pictures/10000001000007380000041DF2FF4BAF6E0B216F.png" xlink:type="simple" xlink:show="embed" xlink:actuate="onLoad" draw:mime-type="image/png">
            <text:p/>
          </draw:image>
        </draw:frame>
        <draw:frame presentation:style-name="pr1" draw:text-style-name="P1" draw:layer="layout" svg:width="9.395cm" svg:height="1.395cm" svg:x="1.271cm" svg:y="1.906cm" presentation:class="outline" presentation:user-transformed="true">
          <draw:text-box>
            <text:list text:style-name="L1">
              <text:list-header>
                <text:p>ICN. Análisis con 14<text:span text:style-name="T1">σ</text:span></text:p>
              </text:list-header>
            </text:list>
          </draw:text-box>
        </draw:frame>
        <draw:frame presentation:style-name="pr1" draw:text-style-name="P1" draw:layer="layout" svg:width="1.27cm" svg:height="0.635cm" svg:x="20.955cm" svg:y="11.43cm" presentation:class="outline" presentation:user-transformed="true">
          <draw:text-box>
            <text:list text:style-name="L1">
              <text:list-header>
                <text:p>1</text:p>
              </text:list-header>
            </text:list>
          </draw:text-box>
        </draw:frame>
        <draw:frame presentation:style-name="pr1" draw:text-style-name="P1" draw:layer="layout" svg:width="1.27cm" svg:height="0.635cm" svg:x="23.495cm" svg:y="13.335cm" presentation:class="outline" presentation:user-transformed="true">
          <draw:text-box>
            <text:list text:style-name="L1">
              <text:list-header>
                <text:p>2</text:p>
              </text:list-header>
            </text:list>
          </draw:text-box>
        </draw:frame>
        <draw:frame presentation:style-name="pr1" draw:text-style-name="P1" draw:layer="layout" svg:width="1.27cm" svg:height="0.635cm" svg:x="17.78cm" svg:y="9.525cm" presentation:class="outline" presentation:user-transformed="true">
          <draw:text-box>
            <text:list text:style-name="L1">
              <text:list-header>
                <text:p>3</text:p>
              </text:list-header>
            </text:list>
          </draw:text-box>
        </draw:frame>
        <draw:frame presentation:style-name="pr1" draw:text-style-name="P1" draw:layer="layout" svg:width="1.27cm" svg:height="0.635cm" svg:x="26.035cm" svg:y="8.89cm" presentation:class="outline" presentation:user-transformed="true">
          <draw:text-box>
            <text:list text:style-name="L1">
              <text:list-header>
                <text:p>4</text:p>
              </text:list-header>
            </text:list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9.395cm" svg:height="1.395cm" svg:x="1.271cm" svg:y="1.906cm" presentation:class="outline" presentation:user-transformed="true">
          <draw:text-box>
            <text:list text:style-name="L1">
              <text:list-header>
                <text:p>ICN. Análisis con 40<text:span text:style-name="T1">σ</text:span></text:p>
              </text:list-header>
            </text:list>
          </draw:text-box>
        </draw:frame>
        <draw:frame draw:style-name="gr8" draw:text-style-name="P2" draw:layer="layout" svg:width="12.065cm" svg:height="8.853cm" svg:x="0cm" svg:y="4.482cm">
          <draw:image xlink:href="Pictures/100000010000036E000003B71896CBAD906F349B.png" xlink:type="simple" xlink:show="embed" xlink:actuate="onLoad" draw:mime-type="image/png">
            <text:p/>
          </draw:image>
        </draw:frame>
        <draw:frame draw:style-name="gr4" draw:text-style-name="P2" draw:layer="layout" svg:width="11.943cm" svg:height="11.305cm" svg:x="15.875cm" svg:y="4.445cm">
          <draw:image xlink:href="Pictures/100000010000026A00000249FC5241DE03615B32.png" xlink:type="simple" xlink:show="embed" xlink:actuate="onLoad" draw:mime-type="image/png">
            <text:p/>
          </draw:image>
        </draw:frame>
        <draw:frame draw:style-name="gr9" draw:text-style-name="P2" draw:layer="layout" svg:width="3.174cm" svg:height="5.079cm" svg:x="12.702cm" svg:y="6.351cm">
          <draw:image xlink:href="Pictures/10000001000007380000041DB6DDAF83551CBB28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4T09:31:22.903903309</meta:creation-date>
    <dc:date>2025-05-09T12:10:12.794914879</dc:date>
    <meta:editing-duration>PT24M37S</meta:editing-duration>
    <meta:editing-cycles>5</meta:editing-cycles>
    <meta:generator>LibreOffice/7.3.7.2$Linux_X86_64 LibreOffice_project/30$Build-2</meta:generator>
    <meta:document-statistic meta:object-count="44"/>
  </office:meta>
</office:document-meta>
</file>